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a7b00" officeooo:paragraph-rsid="001a7b00"/>
    </style:style>
    <style:style style:name="P2" style:family="paragraph" style:parent-style-name="Standard">
      <style:text-properties style:font-name-asian="F"/>
    </style:style>
    <style:style style:name="P3" style:family="paragraph" style:parent-style-name="Standard">
      <style:text-properties officeooo:rsid="001961fb" officeooo:paragraph-rsid="001961fb"/>
    </style:style>
    <style:style style:name="P4" style:family="paragraph" style:parent-style-name="Standard">
      <style:text-properties officeooo:rsid="001961fb" officeooo:paragraph-rsid="001a7b00"/>
    </style:style>
    <style:style style:name="P5" style:family="paragraph" style:parent-style-name="Standard">
      <style:text-properties officeooo:rsid="001a7b00" officeooo:paragraph-rsid="001a7b00"/>
    </style:style>
    <style:style style:name="P6" style:family="paragraph" style:parent-style-name="Standard">
      <style:text-properties officeooo:rsid="001b1e8a" officeooo:paragraph-rsid="001b1e8a"/>
    </style:style>
    <style:style style:name="T1" style:family="text">
      <style:text-properties style:font-name-asian="F"/>
    </style:style>
    <style:style style:name="T2" style:family="text">
      <style:text-properties fo:language="en" fo:country="US" style:font-name-asian="F"/>
    </style:style>
    <style:style style:name="T3" style:family="text">
      <style:text-properties officeooo:rsid="001a7b0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c8375"/>
    </style:style>
    <style:style style:name="fr1" style:family="graphic" style:parent-style-name="Formula">
      <style:graphic-properties fo:margin-left="0in" fo:margin-right="0in" fo:margin-top="0in" fo:margin-bottom="0in" style:vertical-pos="from-top" draw:ole-draw-aspect="1"/>
    </style:style>
    <style:style style:name="fr2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Реализовать функцию расчета среднего расстояния от многоугольной призмы до плоскости.</text:p>
      <text:p text:style-name="Standard"/>
      <text:p text:style-name="Standard">Исходные данные: координаты вершин верхней грани призмы в формате <draw:frame draw:style-name="fr2" draw:name="Object1" text:anchor-type="as-char" svg:width="0.5161in" svg:height="0.2043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><text:s/></text:span>и координаты нижней грани призмы в том же формате. Вектор нормали плоскости <draw:frame draw:style-name="fr2" draw:name="Object2" text:anchor-type="as-char" svg:width="0.0866in" svg:height="0.1839in" draw:z-index="1"><draw:object xlink:href="./Object 2" xlink:type="simple" xlink:show="embed" xlink:actuate="onLoad"/><draw:image xlink:href="./ObjectReplacements/Object 2" xlink:type="simple" xlink:show="embed" xlink:actuate="onLoad"/></draw:frame>и координат точки на плоскости в формате <draw:frame draw:style-name="fr2" draw:name="Object3" text:anchor-type="as-char" svg:width="0.5161in" svg:height="0.2043in" draw:z-index="2"><draw:object xlink:href="./Object 3" xlink:type="simple" xlink:show="embed" xlink:actuate="onLoad"/><draw:image xlink:href="./ObjectReplacements/Object 3" xlink:type="simple" xlink:show="embed" xlink:actuate="onLoad"/></draw:frame>.</text:p>
      <text:p text:style-name="Standard">Алгоритм: Реализация алгоритма расчета интеграла вида <text:s text:c="2"/><draw:frame draw:style-name="fr2" draw:name="Object4" text:anchor-type="as-char" svg:width="0.7992in" svg:height="0.5256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1"><text:s/>где </text:span><draw:frame draw:style-name="fr2" draw:name="Object5" text:anchor-type="as-char" svg:width="0.0756in" svg:height="0.1839in" draw:z-index="4"><draw:object xlink:href="./Object 5" xlink:type="simple" xlink:show="embed" xlink:actuate="onLoad"/><draw:image xlink:href="./ObjectReplacements/Object 5" xlink:type="simple" xlink:show="embed" xlink:actuate="onLoad"/></draw:frame><text:span text:style-name="T1"><text:s/>– расстояние от координат центра элементарного объема </text:span><draw:frame draw:style-name="fr2" draw:name="Object6" text:anchor-type="as-char" svg:width="0.2126in" svg:height="0.1839in" draw:z-index="5"><draw:object xlink:href="./Object 6" xlink:type="simple" xlink:show="embed" xlink:actuate="onLoad"/><draw:image xlink:href="./ObjectReplacements/Object 6" xlink:type="simple" xlink:show="embed" xlink:actuate="onLoad"/></draw:frame><text:span text:style-name="T1"><text:s/>до плоскости.</text:span></text:p>
      <text:p text:style-name="P2"/>
      <text:p text:style-name="Standard"><text:span text:style-name="T1">Алгоритм требуется реализовать на языке </text:span><text:span text:style-name="T2">C</text:span><text:span text:style-name="T1">++, составить </text:span><text:span text:style-name="T2">Cmake</text:span><text:span text:style-name="T1"> файл для сборки проекта, реализовать набор тестов для проверки</text:span><text:bookmark text:name="_GoBack"/><text:span text:style-name="T1">. </text:span></text:p>
      <text:p text:style-name="P2"/>
      <text:p text:style-name="P3"><text:span text:style-name="T4"><text:s/>Решение</text:span>.<text:line-break/>Можно заметить, что если умножить числитель и знаменатель на константную плотность, то получится практически формула для нахождения координаты центра масс сплошного тела.</text:p>
      <text:p text:style-name="P4"><text:s/><draw:frame draw:style-name="fr1" draw:name="Object7" text:anchor-type="as-char" svg:y="-0.3102in" svg:width="2.0681in" svg:height="0.5256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s/></text:p>
      <text:p text:style-name="P4"><text:span text:style-name="T3">Есть 2 случая:</text:span></text:p>
      <text:p text:style-name="P3"><text:span text:style-name="T3">1) Е</text:span>сли призма не пересекается с плоскостью, то искомый интеграл равен расстоянию от центра масс призмы до плоскости.</text:p>
      <text:p text:style-name="P4"><text:span text:style-name="T3">2) Е</text:span>сли призма пересекается с плоскостью — то вычисление этого интеграла нетривиально. <text:s/>По сути, искомый интеграл будет равен сумме абсолютных расстояний от центров масс двух получившихся фигур (после разделения призмы плоскостью) до плоскости<text:line-break/><text:line-break/><text:span text:style-name="T3">2-й <text:s/>случай я не стал рассматривать<text:line-break/></text:span><text:line-break/><text:span text:style-name="T3">Решение для 1) случая следующее (оно приведено в виде кода):<text:line-break/>Находим центр масс основания призмы (плоского полигона). Для этого происходит переход в локальные координаты 2D координаты этого полигона, по сути поворачивая исходный полигон в пространстве так, чтобы ось нормали <text:s/>к плоскости полигона совпадала с осью Z.</text:span></text:p>
      <text:p text:style-name="P5">Далее находим координаты центра масс плоского 2d-полигона. <text:s/>Полигон может быть невыпуклым (используется алгоритм нахождения центра масс с помощью знаковых площадей треугольника), но точки полигона должны даваться по порядку обхода.</text:p>
      <text:p text:style-name="P5">Переходим обратно в 3-хмерные координаты. Центр масс призмы будет лежать ровно посередине между центрами масс двух оснований призмы.</text:p>
      <text:p text:style-name="P6">Для <text:span text:style-name="T5">запуска кода и</text:span> установки Eigen можно запустить на Ubuntu</text:p>
      <text:p text:style-name="P1">sudo apt-get install libeigen3-dev</text:p>
      <text:p text:style-name="P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asekin, Boris</meta:initial-creator>
    <meta:editing-cycles>5</meta:editing-cycles>
    <meta:creation-date>2023-03-16T14:08:00</meta:creation-date>
    <dc:date>2023-03-31T14:34:14.559900405</dc:date>
    <meta:editing-duration>PT45M55S</meta:editing-duration>
    <meta:generator>LibreOffice/7.3.7.2$Linux_X86_64 LibreOffice_project/30$Build-2</meta:generator>
    <meta:document-statistic meta:table-count="0" meta:image-count="0" meta:object-count="7" meta:page-count="2" meta:paragraph-count="13" meta:word-count="260" meta:character-count="1893" meta:non-whitespace-character-count="1627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o fence="true" form="prefix" stretchy="true">(</mo>
      <mrow>
        <mrow>
          <mi>x</mi>
          <mi>,</mi>
          <mi>y</mi>
          <mi>,</mi>
          <mi>z</mi>
        </mrow>
      </mrow>
      <mo fence="true" form="postfix" stretchy="true">)</mo>
    </mrow>
    <annotation encoding="StarMath 5.0">left (x , y , z right )</annotation>
  </semantics>
</math>
</file>

<file path=Object 2/content.xml><?xml version="1.0" encoding="utf-8"?>
<math xmlns="http://www.w3.org/1998/Math/MathML" display="block">
  <semantics>
    <mover accent="true">
      <mi>n</mi>
      <mo stretchy="true">⃗</mo>
    </mover>
    <annotation encoding="StarMath 5.0">widevec {n}  </annotation>
  </semantics>
</math>
</file>

<file path=Object 3/content.xml><?xml version="1.0" encoding="utf-8"?>
<math xmlns="http://www.w3.org/1998/Math/MathML" display="block">
  <semantics>
    <mrow>
      <mo fence="true" form="prefix" stretchy="true">(</mo>
      <mrow>
        <mrow>
          <mi>x</mi>
          <mi>,</mi>
          <mi>y</mi>
          <mi>,</mi>
          <mi>z</mi>
        </mrow>
      </mrow>
      <mo fence="true" form="postfix" stretchy="true">)</mo>
    </mrow>
    <annotation encoding="StarMath 5.0">left (x , y , z right )</annotation>
  </semantics>
</math>
</file>

<file path=Object 4/content.xml><?xml version="1.0" encoding="utf-8"?>
<math xmlns="http://www.w3.org/1998/Math/MathML" display="block">
  <semantics>
    <mrow>
      <mrow>
        <mi>R</mi>
        <mo stretchy="false">=</mo>
        <mfrac>
          <mrow>
            <mo stretchy="false">∫</mo>
            <mrow>
              <mi>r</mi>
              <mi mathvariant="italic">dV</mi>
            </mrow>
          </mrow>
          <mrow>
            <mo stretchy="false">∫</mo>
            <mi mathvariant="italic">dV</mi>
          </mrow>
        </mfrac>
      </mrow>
      <mi>,</mi>
    </mrow>
    <annotation encoding="StarMath 5.0">R= {int {r dV}} over {int {dV}} ,</annotation>
  </semantics>
</math>
</file>

<file path=Object 5/content.xml><?xml version="1.0" encoding="utf-8"?>
<math xmlns="http://www.w3.org/1998/Math/MathML" display="block">
  <semantics>
    <mi>r</mi>
    <annotation encoding="StarMath 5.0">r</annotation>
  </semantics>
</math>
</file>

<file path=Object 6/content.xml><?xml version="1.0" encoding="utf-8"?>
<math xmlns="http://www.w3.org/1998/Math/MathML" display="block">
  <semantics>
    <mi mathvariant="italic">dV</mi>
    <annotation encoding="StarMath 5.0">dV</annotation>
  </semantics>
</math>
</file>

<file path=Object 7/content.xml><?xml version="1.0" encoding="utf-8"?>
<math xmlns="http://www.w3.org/1998/Math/MathML" display="block">
  <semantics>
    <mrow>
      <mi>R</mi>
      <mo stretchy="false">=</mo>
      <mfrac>
        <mrow>
          <mo stretchy="false">∫</mo>
          <mrow>
            <mi>r</mi>
            <mi mathvariant="italic">dV</mi>
          </mrow>
        </mrow>
        <mrow>
          <mo stretchy="false">∫</mo>
          <mi mathvariant="italic">dV</mi>
        </mrow>
      </mfrac>
      <mo stretchy="false">=</mo>
      <mfrac>
        <mrow>
          <mo stretchy="false">∫</mo>
          <mrow>
            <mi>r</mi>
            <mi mathvariant="italic">ρdV</mi>
          </mrow>
        </mrow>
        <mrow>
          <mo stretchy="false">∫</mo>
          <mi mathvariant="italic">ρdV</mi>
        </mrow>
      </mfrac>
      <mo stretchy="false">=</mo>
      <mfrac>
        <mrow>
          <mo stretchy="false">∫</mo>
          <mrow>
            <mi>r</mi>
            <mi mathvariant="italic">dm</mi>
          </mrow>
        </mrow>
        <mrow>
          <mo stretchy="false">∫</mo>
          <mi mathvariant="italic">dm</mi>
        </mrow>
      </mfrac>
    </mrow>
    <annotation encoding="StarMath 5.0">R= {int {r dV}} over {int {dV}} = {int {r ρdV}} over {int {ρdV}} = {int {r dm}} over {int {dm}} </annotation>
  </semantics>
</math>
</file>